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60pt" officeooo:rsid="000d7261" officeooo:paragraph-rsid="000d7261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9793238462643383279502884197169399375105820974944592307816406286208998628034825342117067982148086513282306647093844609550582231725359408128481117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01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5:07:08.020174253</meta:creation-date>
    <meta:print-date>2014-11-21T15:09:15.067425573</meta:print-date>
    <dc:date>2014-11-21T15:12:06.20591042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47" meta:non-whitespace-character-count="147"/>
    <meta:generator>LibreOffice/4.2.7.2$Linux_X86_64 LibreOffice_project/420m0$Build-2</meta:generator>
  </office:meta>
</office:document-meta>
</file>